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391cm" svg:height="8.491cm" svg:x="0.309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5T17:27:32.617877389</dc:date>
    <meta:editing-duration>PT5M10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92cm" svg:height="8.492cm" xlink:href="." xlink:type="simple" chart:class="chart:scatter" chart:style-name="ch1">
        <chart:plot-area chart:style-name="ch2" chart:data-source-has-labels="both" svg:x="0.307cm" svg:y="0.169cm" svg:width="14.778cm" svg:height="8.154cm">
          <chartooo:coordinate-region svg:x="0.849cm" svg:y="0.368cm" svg:width="14.142cm" svg:height="7.756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125626961187599">
                <text:p>0.1256269611875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251033529996946">
                <text:p>0.2510335299969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500306240148307">
                <text:p>0.500306240148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623735072453278">
                <text:p>0.623735072453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867095390833415">
                <text:p>0.8670953908334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98659994021575">
                <text:p>0.98659994021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2202099292274">
                <text:p>1.22020992922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33390553755478">
                <text:p>1.333905537554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55408102811939">
                <text:p>1.554081028119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66017464773003">
                <text:p>1.66017464773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86344334083493">
                <text:p>1.863443340834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96026181197032">
                <text:p>1.960261811970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2.14341803889841">
                <text:p>2.143418038898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2.22943447643218">
                <text:p>2.229434476432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2.38958975407259">
                <text:p>2.389589754072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2.46344762740111">
                <text:p>2.463447627401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2.65861073769364">
                <text:p>2.658610737693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2.7655894547655">
                <text:p>2.76558945476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2.81184596847567">
                <text:p>2.811845968475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2.88948770039297">
                <text:p>2.889487700392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2.92073670861948">
                <text:p>2.920736708619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2.96781699888896">
                <text:p>2.967816998888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2.98356568610482">
                <text:p>2.983565686104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.99934205042454">
                <text:p>2.999342050424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2.99934205042454">
                <text:p>2.999342050424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2.98356568610482">
                <text:p>2.983565686104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2.96781699888896">
                <text:p>2.967816998888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2.92073670861948">
                <text:p>2.920736708619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2.88948770039297">
                <text:p>2.889487700392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2.81184596847567">
                <text:p>2.811845968475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2.7655894547655">
                <text:p>2.76558945476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.65861073769364">
                <text:p>2.658610737693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.46344762740111">
                <text:p>2.463447627401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2.38958975407259">
                <text:p>2.389589754072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2.22943447643218">
                <text:p>2.229434476432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2.14341803889841">
                <text:p>2.143418038898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96026181197032">
                <text:p>1.960261811970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86344334083493">
                <text:p>1.863443340834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66017464773003">
                <text:p>1.66017464773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55408102811939">
                <text:p>1.554081028119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33390553755478">
                <text:p>1.333905537554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2202099292274">
                <text:p>1.22020992922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98659994021575">
                <text:p>0.986599940215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867095390833416">
                <text:p>0.8670953908334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746069661494566">
                <text:p>0.7460696614945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623735072453279">
                <text:p>0.6237350724532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500306240148308">
                <text:p>0.5003062401483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375999700692914">
                <text:p>0.3759997006929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251033529996947">
                <text:p>0.2510335299969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125626961187599">
                <text:p>0.1256269611875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125626961187597">
                <text:p>-0.1256269611875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251033529996945">
                <text:p>-0.2510335299969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375999700692912">
                <text:p>-0.3759997006929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500306240148306">
                <text:p>-0.5003062401483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623735072453277">
                <text:p>-0.6237350724532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746069661494564">
                <text:p>-0.7460696614945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867095390833414">
                <text:p>-0.8670953908334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986599940215749">
                <text:p>-0.9865999402157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2202099292274">
                <text:p>-1.22020992922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33390553755478">
                <text:p>-1.333905537554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55408102811939">
                <text:p>-1.554081028119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66017464773003">
                <text:p>-1.660174647730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86344334083493">
                <text:p>-1.863443340834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96026181197031">
                <text:p>-1.960261811970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2.05364131778606">
                <text:p>-2.053641317786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2.14341803889841">
                <text:p>-2.143418038898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2.22943447643218">
                <text:p>-2.229434476432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2.38958975407259">
                <text:p>-2.389589754072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2.46344762740111">
                <text:p>-2.463447627401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2.65861073769364">
                <text:p>-2.65861073769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2.7655894547655">
                <text:p>-2.76558945476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2.81184596847567">
                <text:p>-2.811845968475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2.88948770039297">
                <text:p>-2.889487700392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2.92073670861948">
                <text:p>-2.920736708619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2.96781699888896">
                <text:p>-2.967816998888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2.98356568610482">
                <text:p>-2.983565686104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2.99934205042454">
                <text:p>-2.999342050424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2.99934205042454">
                <text:p>-2.999342050424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2.98356568610482">
                <text:p>-2.983565686104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2.96781699888896">
                <text:p>-2.967816998888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2.92073670861948">
                <text:p>-2.920736708619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2.88948770039298">
                <text:p>-2.889487700392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2.81184596847568">
                <text:p>-2.811845968475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2.7655894547655">
                <text:p>-2.76558945476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2.65861073769365">
                <text:p>-2.658610737693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2.46344762740111">
                <text:p>-2.463447627401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2.38958975407259">
                <text:p>-2.389589754072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2.22943447643218">
                <text:p>-2.229434476432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2.14341803889841">
                <text:p>-2.143418038898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1.96026181197032">
                <text:p>-1.960261811970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.86344334083493">
                <text:p>-1.863443340834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1.66017464773004">
                <text:p>-1.660174647730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1.55408102811939">
                <text:p>-1.554081028119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1.33390553755478">
                <text:p>-1.333905537554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1.2202099292274">
                <text:p>-1.22020992922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1.10437365805404">
                <text:p>-1.104373658054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986599940215752">
                <text:p>-0.9865999402157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867095390833417">
                <text:p>-0.8670953908334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746069661494566">
                <text:p>-0.7460696614945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.62373507245328">
                <text:p>-0.623735072453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500306240148308">
                <text:p>-0.5003062401483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375999700692914">
                <text:p>-0.3759997006929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251033529996947">
                <text:p>-0.2510335299969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1256269611876">
                <text:p>-0.12562696118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